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3cm" fo:min-width="1.60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496cm" fo:min-width="7.67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cm" fo:min-width="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72bf44" draw:textarea-horizontal-align="justify" draw:textarea-vertical-align="middle" draw:auto-grow-height="false" fo:min-height="1.73cm" fo:min-width="0.20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3715a" draw:textarea-horizontal-align="justify" draw:textarea-vertical-align="middle" draw:auto-grow-height="false" fo:min-height="1.73cm" fo:min-width="0.209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cm" fo:min-width="2.30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72bf44" draw:textarea-horizontal-align="justify" draw:textarea-vertical-align="middle" draw:auto-grow-height="false" fo:min-height="1.73cm" fo:min-width="0.78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00a65d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ed1c24" draw:textarea-horizontal-align="justify" draw:textarea-vertical-align="middle" draw:auto-grow-height="false" fo:min-height="0.004cm" fo:min-width="0.897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fffff"/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72bf44"/>
      <style:paragraph-properties fo:text-align="center"/>
      <style:text-properties fo:font-weight="bold"/>
    </style:style>
    <style:style style:name="P6" style:family="paragraph">
      <loext:graphic-properties draw:fill-color="#f3715a"/>
      <style:paragraph-properties fo:text-align="center"/>
      <style:text-properties fo:font-weight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loext:graphic-properties draw:fill-color="#ed1c24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2.032cm" svg:x="3.219cm" svg:y="6.90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3.219cm" svg:y="8.90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3.219cm" svg:y="10.907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3.219cm" svg:y="12.907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3.219cm" svg:y="14.907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3.219cm" svg:y="16.907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3.219cm" svg:y="18.907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29cm" svg:height="5.798cm" svg:x="8.659cm" svg:y="7.28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8.683cm" svg:y="12.449cm">
          <text:p text:style-name="P3"><text:span text:style-name="T1">ClockStam</text:span><text:span text:style-name="T1">p </text:span><text:span text:style-name="T2">#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5.319cm" svg:y="6.90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5.319cm" svg:y="8.90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5.319cm" svg:y="10.90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5.319cm" svg:y="12.90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5.319cm" svg:y="14.90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5.319cm" svg:y="16.90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5.319cm" svg:y="18.90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3.223cm" svg:y="6.279cm">
          <text:p text:style-name="P7"><text:span text:style-name="T3">MasterNod</text:span><text:span text:style-name="T3">e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8.229cm" svg:height="5.798cm" svg:x="8.659cm" svg:y="14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8.683cm" svg:y="19.949cm">
          <text:p text:style-name="P3"><text:span text:style-name="T1">ClockStamp </text:span><text:span text:style-name="T2">#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9.141cm" svg:y="8.60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0.641cm" svg:y="8.60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141cm" svg:y="8.607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9.141cm" svg:y="16.40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0.641cm" svg:y="16.407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141cm" svg:y="16.407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3.641cm" svg:y="16.407cm">
          <text:p text:style-name="P1">92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8.89cm" svg:height="1.673cm" svg:x="1.635cm" svg:y="2.286cm">
          <draw:text-box>
            <text:p text:style-name="P7"><text:span text:style-name="T4">C</text:span><text:span text:style-name="T4">o</text:span><text:span text:style-name="T4">n</text:span><text:span text:style-name="T4">fi</text:span><text:span text:style-name="T4">g</text:span><text:span text:style-name="T4">u</text:span><text:span text:style-name="T4">r</text:span><text:span text:style-name="T4">a</text:span><text:span text:style-name="T4">ti</text:span><text:span text:style-name="T4">o</text:span><text:span text:style-name="T4">n</text:span></text:p>
          </draw:text-box>
        </draw:frame>
        <draw:custom-shape draw:style-name="gr1" draw:text-style-name="P2" draw:layer="layout" svg:width="2.159cm" svg:height="2.032cm" svg:x="5.733cm" svg:y="27.42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33cm" svg:y="29.42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33cm" svg:y="31.421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33cm" svg:y="33.421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33cm" svg:y="35.421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33cm" svg:y="37.421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33cm" svg:y="39.421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229cm" svg:height="5.798cm" svg:x="11.173cm" svg:y="2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1.197cm" svg:y="32.963cm">
          <text:p text:style-name="P3"><text:span text:style-name="T1">C</text:span><text:span text:style-name="T1">lo</text:span><text:span text:style-name="T1">c</text:span><text:span text:style-name="T1">k</text:span><text:span text:style-name="T1">S</text:span><text:span text:style-name="T1">ta</text:span><text:span text:style-name="T1">m</text:span><text:span text:style-name="T1">p </text:span><text:span text:style-name="T2">#</text:span><text:span text:style-name="T2">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7.833cm" svg:y="27.4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833cm" svg:y="29.4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833cm" svg:y="31.4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833cm" svg:y="33.4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833cm" svg:y="35.4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833cm" svg:y="37.4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833cm" svg:y="39.4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5.737cm" svg:y="26.793cm">
          <text:p text:style-name="P7"><text:span text:style-name="T3">Mast</text:span><text:span text:style-name="T3">erNo</text:span><text:span text:style-name="T3">deKe</text:span><text:span text:style-name="T3">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8.229cm" svg:height="5.798cm" svg:x="11.173cm" svg:y="3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1.197cm" svg:y="40.463cm">
          <text:p text:style-name="P3"><text:span text:style-name="T1">ClockStamp </text:span><text:span text:style-name="T2">#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11.655cm" svg:y="29.12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3.155cm" svg:y="29.12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655cm" svg:y="29.121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1.655cm" svg:y="36.92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3.155cm" svg:y="36.921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655cm" svg:y="36.921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6.155cm" svg:y="36.921cm">
          <text:p text:style-name="P1">92</text:p>
          <draw:enhanced-geometry svg:viewBox="0 0 21600 21600" draw:type="rectangle" draw:enhanced-path="M 0 0 L 21600 0 21600 21600 0 21600 0 0 Z N"/>
        </draw:custom-shape>
        <draw:frame draw:style-name="gr9" draw:text-style-name="P9" xml:id="id1" draw:id="id1" draw:layer="layout" svg:width="3.429cm" svg:height="0.962cm" svg:x="1cm" svg:y="33.131cm">
          <draw:text-box>
            <text:p><text:span text:style-name="T5">A</text:span><text:span text:style-name="T5">d</text:span><text:span text:style-name="T5">d</text:span> 1 22</text:p>
          </draw:text-box>
        </draw:frame>
        <draw:connector draw:style-name="gr10" draw:text-style-name="P10" draw:layer="layout" draw:line-skew="-1.508cm" svg:x1="2.714cm" svg:y1="33.131cm" svg:x2="15.287cm" svg:y2="27.8cm" draw:start-shape="id1" draw:start-glue-point="0" draw:end-shape="id2" draw:end-glue-point="0" svg:d="M2714 33131v-7366h12573v2035" svg:viewBox="0 0 12574 7367">
          <text:p/>
        </draw:connector>
        <draw:custom-shape draw:style-name="gr1" draw:text-style-name="P2" draw:layer="layout" svg:width="2.159cm" svg:height="2.032cm" svg:x="5.719cm" svg:y="44.98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19cm" svg:y="46.98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19cm" svg:y="48.98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19cm" svg:y="50.989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19cm" svg:y="52.989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19cm" svg:y="54.989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719cm" svg:y="56.989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8.229cm" svg:height="5.798cm" svg:x="11.159cm" svg:y="45.3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1.183cm" svg:y="50.531cm">
          <text:p text:style-name="P3"><text:span text:style-name="T1">Clo</text:span><text:span text:style-name="T1">ckS</text:span><text:span text:style-name="T1">tam</text:span><text:span text:style-name="T1">p </text:span><text:span text:style-name="T2">#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7.819cm" svg:y="44.98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819cm" svg:y="46.98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0.761cm" svg:height="2.032cm" svg:x="7.819cm" svg:y="48.98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819cm" svg:y="50.98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819cm" svg:y="52.98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819cm" svg:y="54.98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819cm" svg:y="56.98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5.723cm" svg:y="44.361cm">
          <text:p text:style-name="P7"><text:span text:style-name="T3">MasterNode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8.229cm" svg:height="5.798cm" svg:x="11.159cm" svg:y="52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1.183cm" svg:y="58.031cm">
          <text:p text:style-name="P3"><text:span text:style-name="T1">ClockSt</text:span><text:span text:style-name="T1">amp </text:span><text:span text:style-name="T2">#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11.641cm" svg:y="46.68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3.141cm" svg:y="46.68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6.141cm" svg:y="46.689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1.641cm" svg:y="54.48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3.141cm" svg:y="54.48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641cm" svg:y="54.489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6.141cm" svg:y="54.489cm">
          <text:p text:style-name="P1">92</text:p>
          <draw:enhanced-geometry svg:viewBox="0 0 21600 21600" draw:type="rectangle" draw:enhanced-path="M 0 0 L 21600 0 21600 21600 0 21600 0 0 Z N"/>
        </draw:custom-shape>
        <draw:frame draw:style-name="gr9" draw:text-style-name="P9" xml:id="id3" draw:id="id3" draw:layer="layout" svg:width="3.429cm" svg:height="0.962cm" svg:x="0.986cm" svg:y="50.699cm">
          <draw:text-box>
            <text:p><text:span text:style-name="T5">A</text:span><text:span text:style-name="T5">d</text:span><text:span text:style-name="T5">d</text:span> 1 22</text:p>
          </draw:text-box>
        </draw:frame>
        <draw:connector draw:style-name="gr10" draw:text-style-name="P10" draw:layer="layout" draw:line-skew="-1.508cm" svg:x1="2.7cm" svg:y1="50.699cm" svg:x2="15.273cm" svg:y2="45.368cm" draw:start-shape="id3" draw:start-glue-point="0" draw:end-shape="id4" draw:end-glue-point="0" svg:d="M2700 50699v-7366h12573v2035" svg:viewBox="0 0 12574 7367">
          <text:p/>
        </draw:connector>
        <draw:custom-shape draw:style-name="gr7" draw:text-style-name="P5" xml:id="id5" draw:id="id5" draw:layer="layout" svg:width="1.339cm" svg:height="2.032cm" svg:x="14.641cm" svg:y="46.689cm">
          <text:p text:style-name="P1">22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5.31cm" svg:y1="48.721cm" svg:x2="8.58cm" svg:y2="50.005cm" draw:start-shape="id5" draw:start-glue-point="2" draw:end-shape="id6" draw:end-glue-point="1" svg:d="M15310 48721v1284h-6730" svg:viewBox="0 0 6731 1285">
          <text:p/>
        </draw:connector>
        <draw:custom-shape draw:style-name="gr11" draw:text-style-name="P11" draw:layer="layout" svg:width="0.635cm" svg:height="0.635cm" svg:x="11.955cm" svg:y="49.2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0.635cm" svg:height="0.635cm" svg:x="12.655cm" svg:y="49.2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8.89cm" svg:height="1.673cm" svg:x="1.649cm" svg:y="60.401cm">
          <draw:text-box>
            <text:p text:style-name="P7"><text:span text:style-name="T4">C</text:span><text:span text:style-name="T4">o</text:span><text:span text:style-name="T4">r</text:span><text:span text:style-name="T4">r</text:span><text:span text:style-name="T4">o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8" draw:text-style-name="P8" draw:layer="layout" svg:width="8.89cm" svg:height="1.673cm" svg:x="1.649cm" svg:y="22.801cm">
          <draw:text-box>
            <text:p text:style-name="P7"><text:span text:style-name="T4">A</text:span><text:span text:style-name="T4">d</text:span><text:span text:style-name="T4">d</text:span><text:span text:style-name="T4">i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" draw:text-style-name="P2" draw:layer="layout" svg:width="2.159cm" svg:height="2.032cm" svg:x="5.732cm" svg:y="49.002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1.196cm" svg:y="50.544cm">
          <text:p text:style-name="P3"><text:span text:style-name="T1">Clo</text:span><text:span text:style-name="T1">ckS</text:span><text:span text:style-name="T1">tam</text:span><text:span text:style-name="T1">p </text:span><text:span text:style-name="T2">#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7.832cm" svg:y="47.00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5.736cm" svg:y="44.374cm">
          <text:p text:style-name="P7"><text:span text:style-name="T3">MasterNode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layer="layout" svg:width="4.551cm" svg:height="0.625cm" svg:x="11.196cm" svg:y="58.044cm">
          <text:p text:style-name="P3"><text:span text:style-name="T1">ClockStamp </text:span><text:span text:style-name="T2">#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11.654cm" svg:y="46.70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3.154cm" svg:y="46.70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6.154cm" svg:y="46.702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1.654cm" svg:y="54.50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3.154cm" svg:y="54.502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654cm" svg:y="54.502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654cm" svg:y="46.702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35cm" svg:height="0.635cm" svg:x="11.968cm" svg:y="49.2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0.635cm" svg:height="0.635cm" svg:x="12.668cm" svg:y="49.2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159cm" svg:height="2.032cm" svg:x="5.479cm" svg:y="64.80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66.8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68.806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70.80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72.806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74.806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76.806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29cm" svg:height="5.798cm" svg:x="10.919cm" svg:y="65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43cm" svg:y="70.348cm">
          <text:p text:style-name="P3"><text:span text:style-name="T1">Cl</text:span><text:span text:style-name="T1">o</text:span><text:span text:style-name="T1">c</text:span><text:span text:style-name="T1">k</text:span><text:span text:style-name="T1">St</text:span><text:span text:style-name="T1">a</text:span><text:span text:style-name="T1">m</text:span><text:span text:style-name="T1">p </text:span><text:span text:style-name="T2">#</text:span><text:span text:style-name="T2">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7.579cm" svg:y="64.8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66.80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68.80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79cm" svg:y="70.80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79cm" svg:y="72.80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74.80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76.8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5.483cm" svg:y="64.178cm">
          <text:p text:style-name="P7"><text:span text:style-name="T3">MasterNod</text:span><text:span text:style-name="T3">e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8.229cm" svg:height="5.798cm" svg:x="10.919cm" svg:y="72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43cm" svg:y="77.848cm">
          <text:p text:style-name="P3"><text:span text:style-name="T1">ClockStamp </text:span><text:span text:style-name="T2">#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11.401cm" svg:y="66.506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01cm" svg:y="66.5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5.901cm" svg:y="66.506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1.401cm" svg:y="74.3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01cm" svg:y="74.306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01cm" svg:y="74.306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5.901cm" svg:y="74.306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01cm" svg:y="66.506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35cm" svg:height="0.635cm" svg:x="11.715cm" svg:y="69.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0.635cm" svg:height="0.635cm" svg:x="12.415cm" svg:y="69.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159cm" svg:height="2.032cm" svg:x="5.492cm" svg:y="64.81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66.81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68.81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70.819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72.819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74.819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76.819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29cm" svg:height="5.798cm" svg:x="10.932cm" svg:y="65.1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56cm" svg:y="70.361cm">
          <text:p text:style-name="P3"><text:span text:style-name="T1">ClockSt</text:span><text:span text:style-name="T1">amp </text:span><text:span text:style-name="T2">#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7.592cm" svg:y="64.81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92cm" svg:y="66.81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92cm" svg:y="68.81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92cm" svg:y="70.81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92cm" svg:y="72.81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92cm" svg:y="74.81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0.761cm" svg:height="2.032cm" svg:x="7.592cm" svg:y="76.81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5.496cm" svg:y="64.191cm">
          <text:p text:style-name="P7"><text:span text:style-name="T3">M</text:span><text:span text:style-name="T3">as</text:span><text:span text:style-name="T3">te</text:span><text:span text:style-name="T3">rN</text:span><text:span text:style-name="T3">o</text:span><text:span text:style-name="T3">de</text:span><text:span text:style-name="T3">K</text:span><text:span text:style-name="T3">ee</text:span><text:span text:style-name="T3">pe</text:span><text:span text:style-name="T3">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7" draw:id="id7" draw:layer="layout" svg:width="8.229cm" svg:height="5.798cm" svg:x="10.932cm" svg:y="72.6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56cm" svg:y="77.861cm">
          <text:p text:style-name="P3"><text:span text:style-name="T1">C</text:span><text:span text:style-name="T1">lo</text:span><text:span text:style-name="T1">c</text:span><text:span text:style-name="T1">k</text:span><text:span text:style-name="T1">S</text:span><text:span text:style-name="T1">ta</text:span><text:span text:style-name="T1">m</text:span><text:span text:style-name="T1">p </text:span><text:span text:style-name="T2">#</text:span><text:span text:style-name="T2">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11.414cm" svg:y="66.51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14cm" svg:y="66.51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5.914cm" svg:y="66.519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1.414cm" svg:y="74.31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14cm" svg:y="74.31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14cm" svg:y="74.319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5.914cm" svg:y="74.319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14cm" svg:y="66.519cm">
          <text:p text:style-name="P1">22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5.046cm" svg:y1="72.698cm" svg:x2="8.353cm" svg:y2="77.835cm" draw:start-shape="id7" draw:start-glue-point="0" draw:end-shape="id8" draw:end-glue-point="1" svg:d="M15046 72698v-527h-5404v5664h-1289" svg:viewBox="0 0 6694 5665">
          <text:p/>
        </draw:connector>
        <draw:custom-shape draw:style-name="gr1" draw:text-style-name="P2" draw:layer="layout" svg:width="2.159cm" svg:height="2.032cm" svg:x="5.479cm" svg:y="80.36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82.36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84.368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86.368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88.368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90.368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79cm" svg:y="92.368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29cm" svg:height="5.798cm" svg:x="10.919cm" svg:y="80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43cm" svg:y="85.91cm">
          <text:p text:style-name="P3"><text:span text:style-name="T1">ClockSt</text:span><text:span text:style-name="T1">amp </text:span><text:span text:style-name="T2">#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7.579cm" svg:y="80.3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82.3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84.3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79cm" svg:y="86.36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79cm" svg:y="88.36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90.3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79cm" svg:y="92.3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5.483cm" svg:y="79.74cm">
          <text:p text:style-name="P7"><text:span text:style-name="T3">Mast</text:span><text:span text:style-name="T3">erNo</text:span><text:span text:style-name="T3">deKe</text:span><text:span text:style-name="T3">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8.229cm" svg:height="5.798cm" svg:x="10.919cm" svg:y="88.2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43cm" svg:y="93.41cm">
          <text:p text:style-name="P3"><text:span text:style-name="T1">ClockSt</text:span><text:span text:style-name="T1">amp </text:span><text:span text:style-name="T2">#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11.401cm" svg:y="82.06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01cm" svg:y="82.06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5.901cm" svg:y="82.068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1.401cm" svg:y="89.86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01cm" svg:y="89.868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01cm" svg:y="89.868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5.901cm" svg:y="89.868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01cm" svg:y="82.068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35cm" svg:height="0.635cm" svg:x="11.715cm" svg:y="84.58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0.635cm" svg:height="0.635cm" svg:x="12.415cm" svg:y="84.58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5.987411487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159cm" svg:height="2.032cm" svg:x="5.492cm" svg:y="80.3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82.38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84.381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86.381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88.381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90.381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2.032cm" svg:x="5.492cm" svg:y="92.381cm">
          <text:p text:style-name="P1">9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29cm" svg:height="5.798cm" svg:x="10.932cm" svg:y="80.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56cm" svg:y="85.923cm">
          <text:p text:style-name="P3"><text:span text:style-name="T1">Clo</text:span><text:span text:style-name="T1">ckS</text:span><text:span text:style-name="T1">tam</text:span><text:span text:style-name="T1">p </text:span><text:span text:style-name="T2">#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5" draw:layer="layout" svg:width="0.761cm" svg:height="2.032cm" svg:x="7.592cm" svg:y="80.38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92cm" svg:y="82.38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92cm" svg:y="84.38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92cm" svg:y="86.3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1cm" svg:height="2.032cm" svg:x="7.592cm" svg:y="88.3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1cm" svg:height="2.032cm" svg:x="7.592cm" svg:y="90.38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0.761cm" svg:height="2.032cm" svg:x="7.592cm" svg:y="92.3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7cm" svg:height="0.625cm" svg:x="5.496cm" svg:y="79.753cm">
          <text:p text:style-name="P7"><text:span text:style-name="T3">MasterNode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9" draw:id="id9" draw:layer="layout" svg:width="8.229cm" svg:height="5.798cm" svg:x="10.932cm" svg:y="88.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51cm" svg:height="0.625cm" svg:x="10.956cm" svg:y="93.423cm">
          <text:p text:style-name="P3"><text:span text:style-name="T1">ClockStamp </text:span><text:span text:style-name="T2">#2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5" draw:layer="layout" svg:width="1.339cm" svg:height="2.032cm" svg:x="11.414cm" svg:y="82.0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14cm" svg:y="82.08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5.914cm" svg:y="82.081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1.414cm" svg:y="89.88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2.914cm" svg:y="89.881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14cm" svg:y="89.881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39cm" svg:height="2.032cm" svg:x="14.414cm" svg:y="82.081cm">
          <text:p text:style-name="P1">22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5.046cm" svg:y1="88.26cm" svg:x2="8.353cm" svg:y2="93.397cm" draw:start-shape="id9" draw:start-glue-point="0" draw:end-shape="id10" draw:end-glue-point="1" svg:d="M15046 88260v-527h-5404v5664h-1289" svg:viewBox="0 0 6694 5665">
          <text:p/>
        </draw:connector>
        <draw:custom-shape draw:style-name="gr12" draw:text-style-name="P12" draw:layer="layout" svg:width="1.397cm" svg:height="0.254cm" svg:x="11.287cm" svg:y="87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397cm" svg:height="0.254cm" svg:x="12.887cm" svg:y="87.047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937cm" svg:height="0.962cm" svg:x="11.287cm" svg:y="71.258cm">
          <draw:text-box>
            <text:p><text:span text:style-name="T5">Er</text:span><text:span text:style-name="T5">o</text:span><text:span text:style-name="T5">de</text:span> 9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2:58:19.867367522</meta:creation-date>
    <dc:date>2018-03-08T13:23:44.297162293</dc:date>
    <meta:editing-duration>PT25M14S</meta:editing-duration>
    <meta:editing-cycles>35</meta:editing-cycles>
    <meta:generator>LibreOffice/5.4.2.2$Linux_X86_64 LibreOffice_project/22b09f6418e8c2d508a9eaf86b2399209b0990f4</meta:generator>
    <meta:document-statistic meta:object-count="219"/>
  </office:meta>
</office:document-meta>
</file>